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79cm"/>
    </style:style>
    <style:style style:name="co2" style:family="table-column">
      <style:table-column-properties fo:break-before="auto" style:column-width="1.34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21.596cm" svg:height="8.999cm" svg:x="7.938cm" svg:y="1.135cm">
            <draw:object draw:notify-on-update-of-ranges="Sheet1.C4:Sheet1.C25 Sheet1.B3:Sheet1.B3 Sheet1.D4:Sheet1.D25 Sheet1.C27:Sheet1.C36 Sheet1.B26:Sheet1.B26 Sheet1.D27:Sheet1.D36 Sheet1.C38:Sheet1.C63 Sheet1.B37:Sheet1.B37 Sheet1.D38:Sheet1.D63 Sheet1.C65:Sheet1.C86 Sheet1.B64:Sheet1.B64 Sheet1.D65:Sheet1.D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/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/>
          <table:table-cell table:formula="of:=&quot;double thrustLevel_rotor1(&quot;&amp;[.E3]&amp;&quot;,2)    #&quot;" office:value-type="string" office:string-value="double thrustLevel_rotor1(22,2)    #" calcext:value-type="string">
            <text:p>double thrustLevel_rotor1(22,2) <text:s text:c="3"/>#</text:p>
          </table:table-cell>
          <table:table-cell table:number-columns-repeated="2"/>
          <table:table-cell table:formula="of:=COUNT([.C4:.C25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5]+1"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6]+5" office:value-type="float" office:value="11" calcext:value-type="float">
            <text:p>11</text:p>
          </table:table-cell>
          <table:table-cell table:formula="of:=[.D6]"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7]+1" office:value-type="float" office:value="12" calcext:value-type="float">
            <text:p>12</text:p>
          </table:table-cell>
          <table:table-cell table:formula="of:=[.D5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9]+1" office:value-type="float" office:value="36" calcext:value-type="float">
            <text:p>3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10]+5" office:value-type="float" office:value="41" calcext:value-type="float">
            <text:p>41</text:p>
          </table:table-cell>
          <table:table-cell table:formula="of:=[.D10]"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11]+1" office:value-type="float" office:value="42" calcext:value-type="float">
            <text:p>42</text:p>
          </table:table-cell>
          <table:table-cell table:formula="of:=[.D9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13]+0.5" office:value-type="float" office:value="50.5" calcext:value-type="float">
            <text:p>50.5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2"/>
          <table:table-cell table:formula="of:=[.C14]+0.5" office:value-type="float" office:value="51" calcext:value-type="float">
            <text:p>51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2"/>
          <table:table-cell table:formula="of:=[.C15]+0.5" office:value-type="float" office:value="51.5" calcext:value-type="float">
            <text:p>51.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17]+0.5" office:value-type="float" office:value="55.5" calcext:value-type="float">
            <text:p>55.5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table:number-columns-repeated="2"/>
          <table:table-cell table:formula="of:=[.C18]+0.5" office:value-type="float" office:value="56" calcext:value-type="float">
            <text:p>56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table:number-columns-repeated="2"/>
          <table:table-cell table:formula="of:=[.C19]+0.5" office:value-type="float" office:value="56.5" calcext:value-type="float">
            <text:p>56.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21]+0.5" office:value-type="float" office:value="60.5" calcext:value-type="float">
            <text:p>60.5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table:number-columns-repeated="2"/>
          <table:table-cell table:formula="of:=[.C22]+5" office:value-type="float" office:value="65.5" calcext:value-type="float">
            <text:p>65.5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table:number-columns-repeated="2"/>
          <table:table-cell table:formula="of:=[.C23]+0.5" office:value-type="float" office:value="66" calcext:value-type="float">
            <text:p>66</text:p>
          </table:table-cell>
          <table:table-cell table:formula="of:=[.D21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table:formula="of:=&quot;double thrustLevel_rotor2(&quot;&amp;[.E26]&amp;&quot;,2)    #&quot;" office:value-type="string" office:string-value="double thrustLevel_rotor2(10,2)    #" calcext:value-type="string">
            <text:p>double thrustLevel_rotor2(10,2) <text:s text:c="3"/>#</text:p>
          </table:table-cell>
          <table:table-cell table:number-columns-repeated="2"/>
          <table:table-cell table:formula="of:=COUNT([.C27:.C36])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28]+1"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29]+5" office:value-type="float" office:value="11" calcext:value-type="float">
            <text:p>11</text:p>
          </table:table-cell>
          <table:table-cell table:formula="of:=[.D29]"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30]+1" office:value-type="float" office:value="12" calcext:value-type="float">
            <text:p>12</text:p>
          </table:table-cell>
          <table:table-cell table:formula="of:=[.D28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32]+1" office:value-type="float" office:value="36" calcext:value-type="float">
            <text:p>3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33]+5" office:value-type="float" office:value="41" calcext:value-type="float">
            <text:p>41</text:p>
          </table:table-cell>
          <table:table-cell table:formula="of:=[.D33]"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34]+1" office:value-type="float" office:value="42" calcext:value-type="float">
            <text:p>42</text:p>
          </table:table-cell>
          <table:table-cell table:formula="of:=[.D32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table:formula="of:=&quot;double thrustLevel_rotor3(&quot;&amp;[.E37]&amp;&quot;,2)    #&quot;" office:value-type="string" office:string-value="double thrustLevel_rotor3(26,2)    #" calcext:value-type="string">
            <text:p>double thrustLevel_rotor3(26,2) <text:s text:c="3"/>#</text:p>
          </table:table-cell>
          <table:table-cell table:number-columns-repeated="2"/>
          <table:table-cell table:formula="of:=COUNT([.C38:.C63])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39]+1"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40]+5" office:value-type="float" office:value="11" calcext:value-type="float">
            <text:p>11</text:p>
          </table:table-cell>
          <table:table-cell table:formula="of:=[.D40]"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41]+1" office:value-type="float" office:value="12" calcext:value-type="float">
            <text:p>12</text:p>
          </table:table-cell>
          <table:table-cell table:formula="of:=[.D39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43]+0.5" office:value-type="float" office:value="20.5" calcext:value-type="float">
            <text:p>20.5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2"/>
          <table:table-cell table:formula="of:=[.C44]+0.5" office:value-type="float" office:value="21" calcext:value-type="float">
            <text:p>21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2"/>
          <table:table-cell table:formula="of:=[.C45]+0.5" office:value-type="float" office:value="21.5" calcext:value-type="float">
            <text:p>21.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47]+0.5" office:value-type="float" office:value="30.5" calcext:value-type="float">
            <text:p>30.5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table:number-columns-repeated="2"/>
          <table:table-cell table:formula="of:=[.C48]+0.5" office:value-type="float" office:value="31" calcext:value-type="float">
            <text:p>31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table:number-columns-repeated="2"/>
          <table:table-cell table:formula="of:=[.C49]+0.5" office:value-type="float" office:value="31.5" calcext:value-type="float">
            <text:p>31.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51]+1" office:value-type="float" office:value="36" calcext:value-type="float">
            <text:p>3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52]+5" office:value-type="float" office:value="41" calcext:value-type="float">
            <text:p>41</text:p>
          </table:table-cell>
          <table:table-cell table:formula="of:=[.D52]"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53]+1" office:value-type="float" office:value="42" calcext:value-type="float">
            <text:p>42</text:p>
          </table:table-cell>
          <table:table-cell table:formula="of:=[.D51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55]+0.5" office:value-type="float" office:value="50.5" calcext:value-type="float">
            <text:p>50.5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2"/>
          <table:table-cell table:formula="of:=[.C56]+0.5" office:value-type="float" office:value="51" calcext:value-type="float">
            <text:p>51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2"/>
          <table:table-cell table:formula="of:=[.C57]+0.5" office:value-type="float" office:value="51.5" calcext:value-type="float">
            <text:p>51.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59]+0.5" office:value-type="float" office:value="55.5" calcext:value-type="float">
            <text:p>55.5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table:number-columns-repeated="2"/>
          <table:table-cell table:formula="of:=[.C60]+0.5" office:value-type="float" office:value="56" calcext:value-type="float">
            <text:p>56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table:number-columns-repeated="2"/>
          <table:table-cell table:formula="of:=[.C61]+0.5" office:value-type="float" office:value="56.5" calcext:value-type="float">
            <text:p>56.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table:formula="of:=&quot;double thrustLevel_rotor4(&quot;&amp;[.E64]&amp;&quot;,2)    #&quot;" office:value-type="string" office:string-value="double thrustLevel_rotor4(22,2)    #" calcext:value-type="string">
            <text:p>double thrustLevel_rotor4(22,2) <text:s text:c="3"/>#</text:p>
          </table:table-cell>
          <table:table-cell table:number-columns-repeated="2"/>
          <table:table-cell table:formula="of:=COUNT([.C65:.C86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66]+1"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67]+5" office:value-type="float" office:value="11" calcext:value-type="float">
            <text:p>11</text:p>
          </table:table-cell>
          <table:table-cell table:formula="of:=[.D67]"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68]+1" office:value-type="float" office:value="12" calcext:value-type="float">
            <text:p>12</text:p>
          </table:table-cell>
          <table:table-cell table:formula="of:=[.D66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70]+0.5" office:value-type="float" office:value="20.5" calcext:value-type="float">
            <text:p>20.5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2"/>
          <table:table-cell table:formula="of:=[.C71]+0.5" office:value-type="float" office:value="21" calcext:value-type="float">
            <text:p>21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2"/>
          <table:table-cell table:formula="of:=[.C72]+0.5" office:value-type="float" office:value="21.5" calcext:value-type="float">
            <text:p>21.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74]+0.5" office:value-type="float" office:value="30.5" calcext:value-type="float">
            <text:p>30.5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table:number-columns-repeated="2"/>
          <table:table-cell table:formula="of:=[.C75]+0.5" office:value-type="float" office:value="31" calcext:value-type="float">
            <text:p>31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table:number-columns-repeated="2"/>
          <table:table-cell table:formula="of:=[.C76]+0.5" office:value-type="float" office:value="31.5" calcext:value-type="float">
            <text:p>31.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78]+1" office:value-type="float" office:value="36" calcext:value-type="float">
            <text:p>3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79]+5" office:value-type="float" office:value="41" calcext:value-type="float">
            <text:p>41</text:p>
          </table:table-cell>
          <table:table-cell table:formula="of:=[.D79]"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80]+1" office:value-type="float" office:value="42" calcext:value-type="float">
            <text:p>42</text:p>
          </table:table-cell>
          <table:table-cell table:formula="of:=[.D78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82]+0.5" office:value-type="float" office:value="60.5" calcext:value-type="float">
            <text:p>60.5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table:number-columns-repeated="2"/>
          <table:table-cell table:formula="of:=[.C83]+5" office:value-type="float" office:value="65.5" calcext:value-type="float">
            <text:p>65.5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table:number-columns-repeated="2"/>
          <table:table-cell table:formula="of:=[.C84]+0.5" office:value-type="float" office:value="66" calcext:value-type="float">
            <text:p>66</text:p>
          </table:table-cell>
          <table:table-cell table:formula="of:=[.D82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00/00/00</text:date>, <text:time style:data-style-name="N2" text:time-value="23:04:52.10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7:19:44.161000000</meta:creation-date>
    <meta:generator>LibreOffice/7.1.4.2$Windows_X86_64 LibreOffice_project/a529a4fab45b75fefc5b6226684193eb000654f6</meta:generator>
    <dc:date>2022-02-20T23:17:11.771000000</dc:date>
    <meta:editing-duration>PT1H35M21S</meta:editing-duration>
    <meta:editing-cycles>31</meta:editing-cycles>
    <meta:document-statistic meta:table-count="1" meta:cell-count="17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97cm" svg:height="9cm" xlink:href=".." xlink:type="simple" chart:class="chart:scatter" chart:style-name="ch1">
        <chart:legend chart:legend-position="end" svg:x="14.697cm" svg:y="3.47cm" style:legend-expansion="high" chart:style-name="ch2"/>
        <chart:plot-area chart:style-name="ch3" table:cell-range-address="Sheet1.C4:Sheet1.D25 Sheet1.B3:Sheet1.B3 Sheet1.B26:Sheet1.B26 Sheet1.D27:Sheet1.D36 Sheet1.B37:Sheet1.B37 Sheet1.D38:Sheet1.D63 Sheet1.B64:Sheet1.B64 Sheet1.D65:Sheet1.D86" chart:data-source-has-labels="row" svg:x="0.431cm" svg:y="0.18cm" svg:width="13.835cm" svg:height="8.64cm">
          <chart:coordinate-region svg:x="1.37cm" svg:y="0.375cm" svg:width="12.603cm" svg:height="7.80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D4:Sheet1.D25" chart:label-cell-address="Sheet1.B3:Sheet1.B3" chart:class="chart:scatter">
            <chart:domain table:cell-range-address="Sheet1.C4:Sheet1.C25"/>
            <chart:data-point chart:repeated="22"/>
          </chart:series>
          <chart:series chart:style-name="ch8" chart:values-cell-range-address="Sheet1.D27:Sheet1.D36" chart:label-cell-address="Sheet1.B26:Sheet1.B26" chart:class="chart:scatter">
            <chart:domain table:cell-range-address="Sheet1.C27:Sheet1.C36"/>
            <chart:data-point chart:repeated="10"/>
          </chart:series>
          <chart:series chart:style-name="ch9" chart:values-cell-range-address="Sheet1.D38:Sheet1.D63" chart:label-cell-address="Sheet1.B37:Sheet1.B37" chart:class="chart:scatter">
            <chart:domain table:cell-range-address="Sheet1.C38:Sheet1.C63"/>
            <chart:data-point chart:repeated="26"/>
          </chart:series>
          <chart:series chart:style-name="ch10" chart:values-cell-range-address="Sheet1.D65:Sheet1.D86" chart:label-cell-address="Sheet1.B64:Sheet1.B64" chart:class="chart:scatter">
            <chart:domain table:cell-range-address="Sheet1.C65:Sheet1.C86"/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double thrustLevel_rotor1(22,2)    #</text:p>
                <draw:g>
                  <svg:desc>Sheet1.B3:Sheet1.B3</svg:desc>
                </draw:g>
              </table:table-cell>
              <table:table-cell office:value-type="string">
                <text:p>列 C</text:p>
              </table:table-cell>
              <table:table-cell office:value-type="string">
                <text:p>double thrustLevel_rotor2(10,2)    #</text:p>
                <draw:g>
                  <svg:desc>Sheet1.B26:Sheet1.B26</svg:desc>
                </draw:g>
              </table:table-cell>
              <table:table-cell office:value-type="string">
                <text:p>列 C</text:p>
              </table:table-cell>
              <table:table-cell office:value-type="string">
                <text:p>double thrustLevel_rotor3(26,2)    #</text:p>
                <draw:g>
                  <svg:desc>Sheet1.B37:Sheet1.B37</svg:desc>
                </draw:g>
              </table:table-cell>
              <table:table-cell office:value-type="string">
                <text:p>列 C</text:p>
              </table:table-cell>
              <table:table-cell office:value-type="string">
                <text:p>double thrustLevel_rotor4(22,2)    #</text:p>
                <draw:g>
                  <svg:desc>Sheet1.B64:Sheet1.B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4:Sheet1.C25</svg:desc>
                </draw:g>
              </table:table-cell>
              <table:table-cell office:value-type="float" office:value="0.25">
                <text:p>0.25</text:p>
                <draw:g>
                  <svg:desc>Sheet1.D4:Sheet1.D25</svg:desc>
                </draw:g>
              </table:table-cell>
              <table:table-cell office:value-type="float" office:value="0">
                <text:p>0</text:p>
                <draw:g>
                  <svg:desc>Sheet1.C27:Sheet1.C36</svg:desc>
                </draw:g>
              </table:table-cell>
              <table:table-cell office:value-type="float" office:value="0.25">
                <text:p>0.25</text:p>
                <draw:g>
                  <svg:desc>Sheet1.D27:Sheet1.D36</svg:desc>
                </draw:g>
              </table:table-cell>
              <table:table-cell office:value-type="float" office:value="0">
                <text:p>0</text:p>
                <draw:g>
                  <svg:desc>Sheet1.C38:Sheet1.C63</svg:desc>
                </draw:g>
              </table:table-cell>
              <table:table-cell office:value-type="float" office:value="0.25">
                <text:p>0.25</text:p>
                <draw:g>
                  <svg:desc>Sheet1.D38:Sheet1.D63</svg:desc>
                </draw:g>
              </table:table-cell>
              <table:table-cell office:value-type="float" office:value="0">
                <text:p>0</text:p>
                <draw:g>
                  <svg:desc>Sheet1.C65:Sheet1.C86</svg:desc>
                </draw:g>
              </table:table-cell>
              <table:table-cell office:value-type="float" office:value="0.25">
                <text:p>0.25</text:p>
                <draw:g>
                  <svg:desc>Sheet1.D65:Sheet1.D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20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20">
                <text:p>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.3">
                <text:p>0.3</text:p>
              </table:table-cell>
              <table:table-cell office:value-type="float" office:value="36">
                <text:p>36</text:p>
              </table:table-cell>
              <table:table-cell office:value-type="float" office:value="0.3">
                <text:p>0.3</text:p>
              </table:table-cell>
              <table:table-cell office:value-type="float" office:value="20.5">
                <text:p>20.5</text:p>
              </table:table-cell>
              <table:table-cell office:value-type="float" office:value="0.27">
                <text:p>0.27</text:p>
              </table:table-cell>
              <table:table-cell office:value-type="float" office:value="20.5">
                <text:p>20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0.3">
                <text:p>0.3</text:p>
              </table:table-cell>
              <table:table-cell office:value-type="float" office:value="41">
                <text:p>41</text:p>
              </table:table-cell>
              <table:table-cell office:value-type="float" office:value="0.3">
                <text:p>0.3</text:p>
              </table:table-cell>
              <table:table-cell office:value-type="float" office:value="21">
                <text:p>21</text:p>
              </table:table-cell>
              <table:table-cell office:value-type="float" office:value="0.27">
                <text:p>0.27</text:p>
              </table:table-cell>
              <table:table-cell office:value-type="float" office:value="21">
                <text:p>2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  <table:table-cell office:value-type="float" office:value="21.5">
                <text:p>21.5</text:p>
              </table:table-cell>
              <table:table-cell office:value-type="float" office:value="0.25">
                <text:p>0.25</text:p>
              </table:table-cell>
              <table:table-cell office:value-type="float" office:value="21.5">
                <text:p>2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  <table:table-cell office:value-type="float" office:value="30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30">
                <text:p>3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5">
                <text:p>50.5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0.23">
                <text:p>0.23</text:p>
              </table:table-cell>
              <table:table-cell office:value-type="float" office:value="30.5">
                <text:p>30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0.23">
                <text:p>0.23</text:p>
              </table:table-cell>
              <table:table-cell office:value-type="float" office:value="31">
                <text:p>3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5">
                <text:p>51.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5">
                <text:p>31.5</text:p>
              </table:table-cell>
              <table:table-cell office:value-type="float" office:value="0.25">
                <text:p>0.25</text:p>
              </table:table-cell>
              <table:table-cell office:value-type="float" office:value="31.5">
                <text:p>3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5">
                <text:p>55.5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0.3">
                <text:p>0.3</text:p>
              </table:table-cell>
              <table:table-cell office:value-type="float" office:value="36">
                <text:p>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0.3">
                <text:p>0.3</text:p>
              </table:table-cell>
              <table:table-cell office:value-type="float" office:value="41">
                <text:p>4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5">
                <text:p>56.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60">
                <text:p>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.5">
                <text:p>60.5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5">
                <text:p>50.5</text:p>
              </table:table-cell>
              <table:table-cell office:value-type="float" office:value="0.27">
                <text:p>0.27</text:p>
              </table:table-cell>
              <table:table-cell office:value-type="float" office:value="60.5">
                <text:p>60.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.5">
                <text:p>65.5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0.27">
                <text:p>0.27</text:p>
              </table:table-cell>
              <table:table-cell office:value-type="float" office:value="65.5">
                <text:p>65.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">
                <text:p>66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5">
                <text:p>51.5</text:p>
              </table:table-cell>
              <table:table-cell office:value-type="float" office:value="0.25">
                <text:p>0.25</text:p>
              </table:table-cell>
              <table:table-cell office:value-type="float" office:value="66">
                <text:p>6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0.25">
                <text:p>0.25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5">
                <text:p>55.5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5">
                <text:p>56.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